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41f31" officeooo:paragraph-rsid="00141f31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libreoffice writer no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0:14:08.731764147</meta:creation-date>
    <dc:date>2022-01-11T10:15:33.541078961</dc:date>
    <meta:editing-duration>PT1M25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6.4.7.2$Linux_X86_64 LibreOffice_project/40$Build-2</meta:generator>
  </office:meta>
</office:document-meta>
</file>